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style:font-name="Segoe UI Semibold" fo:font-size="28pt" style:font-size-asian="28pt" style:font-size-complex="28pt"/>
    </style:style>
    <style:style style:name="P2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5" style:family="paragraph">
      <style:paragraph-properties fo:text-align="start"/>
      <style:text-properties style:font-name="Segoe UI Semibold" fo:font-size="28pt" style:font-size-asian="28pt" style:font-size-complex="28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Segoe UI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 Semibold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638cm" svg:height="3.062cm" svg:x="1.524cm" svg:y="0.762cm">
          <draw:text-box>
            <text:p text:style-name="P1"><text:span text:style-name="T1">Hymn #898</text:span></text:p>
            <text:p text:style-name="P1"><text:span text:style-name="T2">“</text:span><text:span text:style-name="T2">The Ancient Law Departs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4.638cm" svg:height="7.112cm" svg:x="1.524cm" svg:y="0.762cm">
          <draw:text-box>
            <text:p text:style-name="P1"><text:span text:style-name="T3">1.</text:span><text:span text:style-name="T4"> The ancient Law departs,</text:span></text:p>
            <text:p text:style-name="P1"><text:span text:style-name="T4">And all its fears remove,</text:span></text:p>
            <text:p text:style-name="P1"><text:span text:style-name="T4">For Jesus makes with faithful hearts</text:span></text:p>
            <text:p text:style-name="P1"><text:span text:style-name="T4">A covenant of l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24.638cm" svg:height="7.112cm" svg:x="1.524cm" svg:y="0.762cm">
          <draw:text-box>
            <text:p text:style-name="P1"><text:span text:style-name="T3">2.</text:span><text:span text:style-name="T4"><text:tab/></text:span><text:span text:style-name="T4">The Light of Light divine,</text:span></text:p>
            <text:p text:style-name="P1"><text:span text:style-name="T4">True brightness undefiled,</text:span></text:p>
            <text:p text:style-name="P1"><text:span text:style-name="T4">He bears for us the pain of sin,</text:span></text:p>
            <text:p text:style-name="P1"><text:span text:style-name="T4">A holy, spotless chil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4" draw:layer="layout" svg:width="24.638cm" svg:height="8.701cm" svg:x="1.524cm" svg:y="0.762cm">
          <draw:text-box>
            <text:p text:style-name="P1"><text:span text:style-name="T3">3.</text:span><text:span text:style-name="T4"><text:tab/></text:span><text:span text:style-name="T4">His infant body now</text:span></text:p>
            <text:p text:style-name="P1"><text:span text:style-name="T4">Begins the cross to feel;</text:span></text:p>
            <text:p text:style-name="P1"><text:span text:style-name="T4">Those precious drops of blood that flow</text:span></text:p>
            <text:p text:style-name="P1"><text:span text:style-name="T4">For death the victim seal.</text:span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4" draw:layer="layout" svg:width="24.638cm" svg:height="7.112cm" svg:x="1.524cm" svg:y="0.762cm">
          <draw:text-box>
            <text:p text:style-name="P1"><text:span text:style-name="T3">4.</text:span><text:span text:style-name="T4"><text:tab/></text:span><text:span text:style-name="T4">Today the name is Thine</text:span></text:p>
            <text:p text:style-name="P1"><text:span text:style-name="T4">At which we bend the knee.</text:span></text:p>
            <text:p text:style-name="P1"><text:span text:style-name="T4">They call Thee Jesus, child divine;</text:span></text:p>
            <text:p text:style-name="P1"><text:span text:style-name="T4">Our Jesus deign to b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4" draw:layer="layout" svg:width="24.638cm" svg:height="11.691cm" svg:x="1.524cm" svg:y="0.762cm">
          <draw:text-box>
            <text:p text:style-name="P1"><text:span text:style-name="T3">5. </text:span><text:span text:style-name="T4">All praise, eternal Son,</text:span></text:p>
            <text:p text:style-name="P1"><text:span text:style-name="T4">For Thy redeeming love,</text:span></text:p>
            <text:p text:style-name="P1"><text:span text:style-name="T4">With Father, Spirit, ever one</text:span></text:p>
            <text:p text:style-name="P1"><text:span text:style-name="T4">In glorious might above.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<text:s text:c="10"/></text:span><text:span text:style-name="T5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9T19:28:12.628000000</meta:creation-date>
    <dc:date>2016-12-29T19:37:24.817000000</dc:date>
    <meta:editing-duration>PT9M11S</meta:editing-duration>
    <meta:editing-cycles>2</meta:editing-cycles>
    <meta:generator>LibreOffice/5.2.3.3$Windows_X86_64 LibreOffice_project/d54a8868f08a7b39642414cf2c8ef2f228f780cf</meta:generator>
    <meta:document-statistic meta:object-count="39"/>
  </office:meta>
</office:document-meta>
</file>